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FD00000FEC282AC12B.svm"/>
  <manifest:file-entry manifest:media-type="image/png" manifest:full-path="Pictures/10000200000001AD000000301E47AC15.png"/>
  <manifest:file-entry manifest:media-type="image/png" manifest:full-path="Pictures/10000200000000520000001F9DBA17F5.png"/>
  <manifest:file-entry manifest:media-type="image/png" manifest:full-path="Pictures/10000200000000B40000002B8AB5AAD4.png"/>
  <manifest:file-entry manifest:media-type="image/png" manifest:full-path="Pictures/1000000000000225000002475A273E17.png"/>
  <manifest:file-entry manifest:media-type="image/png" manifest:full-path="Pictures/10000200000001720000002EFFDD27D8.png"/>
  <manifest:file-entry manifest:media-type="image/png" manifest:full-path="Pictures/10000200000000C600000029F0092DA2.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ambria" svg:font-family="Cambria, Cambria"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9.71cm" table:align="center" style:writing-mode="lr-tb"/>
    </style:style>
    <style:style style:name="Tabla1.A" style:family="table-column">
      <style:table-column-properties style:column-width="1.296cm"/>
    </style:style>
    <style:style style:name="Tabla1.B" style:family="table-column">
      <style:table-column-properties style:column-width="0.859cm"/>
    </style:style>
    <style:style style:name="Tabla1.C" style:family="table-column">
      <style:table-column-properties style:column-width="1.078cm"/>
    </style:style>
    <style:style style:name="Tabla1.G" style:family="table-column">
      <style:table-column-properties style:column-width="1.365cm"/>
    </style:style>
    <style:style style:name="Tabla1.H" style:family="table-column">
      <style:table-column-properties style:column-width="0.79cm"/>
    </style:style>
    <style:style style:name="Tabla1.I" style:family="table-column">
      <style:table-column-properties style:column-width="1.088cm"/>
    </style:style>
    <style:style style:name="Tabla1.1" style:family="table-row">
      <style:table-row-properties style:min-row-height="0.198cm" style:keep-together="true" fo:keep-together="auto"/>
    </style:style>
    <style:style style:name="Tabla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end" style:justify-single-word="false"/>
      <style:text-properties fo:font-size="14pt" style:font-size-asian="12.25pt" style:font-size-complex="14pt"/>
    </style:style>
    <style:style style:name="P5" style:family="paragraph" style:parent-style-name="Standard">
      <style:paragraph-properties fo:text-align="start" style:justify-single-word="false"/>
      <style:text-properties fo:font-size="14pt" style:font-size-asian="12.25pt"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position="0% 100%" fo:font-size="14pt" style:font-size-asian="12.25pt" style:font-size-complex="14pt"/>
    </style:style>
    <style:style style:name="P9" style:family="paragraph" style:parent-style-name="Standard">
      <style:paragraph-properties fo:text-align="start" style:justify-single-word="false"/>
      <style:text-properties fo:color="#800000" fo:font-size="14pt" style:font-size-asian="12.25pt" style:font-size-complex="14pt"/>
    </style:style>
    <style:style style:name="P10" style:family="paragraph" style:parent-style-name="Standard">
      <style:paragraph-properties fo:text-align="start" style:justify-single-word="false" fo:break-before="page"/>
      <style:text-properties fo:font-size="14pt" style:font-size-asian="12.25pt" style:font-size-complex="14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Default">
      <style:paragraph-properties fo:text-align="center" style:justify-single-word="false" style:text-autospace="none"/>
      <style:text-properties fo:color="#000000" style:font-name="Cambria" fo:font-size="11pt" style:font-name-asian="Cambria" style:font-size-asian="11pt" style:font-name-complex="Cambria" style:font-size-complex="11pt"/>
    </style:style>
    <style:style style:name="P15" style:family="paragraph" style:parent-style-name="Standard">
      <style:paragraph-properties fo:text-align="start" style:justify-single-word="false"/>
      <style:text-properties fo:font-size="14pt" style:font-size-asian="12.25pt" style:font-size-complex="14pt"/>
    </style:style>
    <style:style style:name="P16" style:family="paragraph" style:parent-style-name="Standard" style:list-style-name="L1">
      <style:paragraph-properties fo:text-align="start" style:justify-single-word="false"/>
      <style:text-properties fo:font-size="14pt" style:font-size-asian="12.25pt" style:font-size-complex="14pt"/>
    </style:style>
    <style:style style:name="P17" style:family="paragraph" style:parent-style-name="Standard" style:list-style-name="L2">
      <style:paragraph-properties fo:text-align="start" style:justify-single-word="false"/>
      <style:text-properties fo:font-size="14pt" style:font-size-asian="12.25pt" style:font-size-complex="14pt"/>
    </style:style>
    <style:style style:name="P18" style:family="paragraph" style:parent-style-name="Standard" style:list-style-name="L3">
      <style:paragraph-properties fo:text-align="start" style:justify-single-word="false"/>
      <style:text-properties fo:font-size="14pt" style:font-size-asian="12.25pt" style:font-size-complex="14pt"/>
    </style:style>
    <style:style style:name="P19" style:family="paragraph" style:parent-style-name="Standard" style:list-style-name="L4">
      <style:paragraph-properties fo:text-align="start" style:justify-single-word="false"/>
      <style:text-properties fo:font-size="14pt" style:font-size-asian="12.25pt" style:font-size-complex="14pt"/>
    </style:style>
    <style:style style:name="P20" style:family="paragraph" style:parent-style-name="Standard" style:list-style-name="L5">
      <style:paragraph-properties fo:text-align="start" style:justify-single-word="false"/>
      <style:text-properties fo:font-size="14pt" style:font-size-asian="14pt" style:font-size-complex="14pt"/>
    </style:style>
    <style:style style:name="P21" style:family="paragraph" style:parent-style-name="Standard">
      <style:paragraph-properties fo:text-align="start" style:justify-single-word="false"/>
      <style:text-properties fo:color="#000000" style:font-name="Times New Roman" fo:font-size="14pt" style:font-name-asian="Times New Roman" style:font-size-asian="12.25pt" style:font-name-complex="Times New Roman" style:font-size-complex="14pt"/>
    </style:style>
    <style:style style:name="P22" style:family="paragraph" style:parent-style-name="Standard">
      <style:paragraph-properties fo:text-align="start" style:justify-single-word="false"/>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P23" style:family="paragraph" style:parent-style-name="Standard">
      <style:paragraph-properties fo:text-align="start" style:justify-single-word="fals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24" style:family="paragraph" style:parent-style-name="Standard">
      <style:paragraph-properties fo:text-align="center" style:justify-single-word="false"/>
    </style:style>
    <style:style style:name="P25" style:family="paragraph" style:parent-style-name="Standard">
      <style:paragraph-properties fo:text-align="start" style:justify-single-word="false" fo:break-before="page"/>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P26" style:family="paragraph" style:parent-style-name="Default">
      <style:paragraph-properties fo:text-align="center" style:justify-single-word="false" style:text-autospace="none"/>
      <style:text-properties fo:color="#000000" style:font-name="Cambria" fo:font-size="11pt" style:font-name-asian="Cambria" style:font-size-asian="11pt" style:font-name-complex="Cambria" style:font-size-complex="11pt"/>
    </style:style>
    <style:style style:name="P27" style:family="paragraph" style:parent-style-name="Text_20_body">
      <style:paragraph-properties fo:text-align="start" style:justify-single-word="false" style:text-autospace="non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size="14pt" style:font-size-asian="12.25pt" style:font-size-complex="14pt"/>
    </style:style>
    <style:style style:name="P30" style:family="paragraph" style:parent-style-name="Heading_20_2" style:list-style-name=""/>
    <style:style style:name="P31" style:family="paragraph" style:parent-style-name="Heading_20_2" style:list-style-name="">
      <style:text-properties fo:font-size="14pt" style:font-size-asian="12.25pt" style:font-size-complex="14pt"/>
    </style:style>
    <style:style style:name="P32" style:family="paragraph" style:parent-style-name="Heading_20_2">
      <style:paragraph-properties fo:margin-top="0.423cm" fo:margin-bottom="0.212cm" fo:keep-with-next="always"/>
      <style:text-properties fo:color="#000000" style:font-name="Liberation Sans" fo:font-size="14pt" style:font-name-asian="DejaVu Sans" style:font-size-asian="12.25pt" style:font-name-complex="DejaVu Sans" style:font-size-complex="14pt"/>
    </style:style>
    <style:style style:name="P33" style:family="paragraph" style:parent-style-name="Heading_20_3">
      <style:paragraph-properties fo:break-before="page"/>
    </style:style>
    <style:style style:name="P34" style:family="paragraph" style:parent-style-name="Heading_20_5">
      <style:paragraph-properties fo:margin-top="0.423cm" fo:margin-bottom="0.212cm" fo:text-align="start" style:justify-single-word="false" fo:keep-with-next="always" style:text-autospace="none"/>
      <style:text-properties fo:font-size="11.8000001907349pt" style:font-size-asian="11.8000001907349pt" style:font-size-complex="11.8000001907349pt"/>
    </style:style>
    <style:style style:name="T1" style:family="text">
      <style:text-properties fo:font-size="14pt" style:font-size-asian="12.25pt" style:font-size-complex="14pt"/>
    </style:style>
    <style:style style:name="T2" style:family="text">
      <style:text-properties style:text-position="sub 58%" fo:font-size="14pt" style:font-size-asian="12.25pt" style:font-size-complex="14pt"/>
    </style:style>
    <style:style style:name="T3" style:family="text">
      <style:text-properties style:text-position="0% 100%" fo:font-size="14pt" style:font-size-asian="12.25pt" style:font-size-complex="14pt"/>
    </style:style>
    <style:style style:name="T4" style:family="text">
      <style:text-properties fo:color="#000000" style:font-name="Times New Roman" fo:font-size="14pt" fo:font-weight="normal" style:font-name-asian="Times New Roman" style:font-size-asian="12.25pt" style:font-weight-asian="normal" style:font-name-complex="Times New Roman" style:font-size-complex="14pt" style:font-weight-complex="normal"/>
    </style:style>
    <style:style style:name="T5" style:family="text">
      <style:text-properties fo:color="#000000" style:font-name="Times New Roman" fo:font-size="14pt" fo:font-weight="normal" style:font-name-asian="Times New Roman" style:font-size-asian="14pt" style:font-weight-asian="normal" style:font-name-complex="Times New Roman" style:font-size-complex="14pt" style:font-weight-complex="normal"/>
    </style:style>
    <style:style style:name="T6" style:family="text">
      <style:text-properties fo:color="#000000" style:font-name="Times New Roman" fo:font-size="14pt" style:font-name-asian="Times New Roman" style:font-size-asian="12.25pt" style:font-name-complex="Times New Roman" style:font-size-complex="14pt"/>
    </style:style>
    <style:style style:name="T7" style:family="text">
      <style:text-properties fo:color="#000000" style:font-name="Times New Roman" fo:font-weight="normal" style:font-name-asian="Times New Roman" style:font-weight-asian="normal" style:font-name-complex="Times New Roman" style:font-weight-complex="normal"/>
    </style:style>
    <style:style style:name="T8" style:family="text">
      <style:text-properties fo:color="#000000" style:font-name="Times New Roman" fo:font-size="12pt" style:font-name-asian="Times New Roman" style:font-size-asian="12pt" style:font-name-complex="Times New Roman" style:font-size-complex="12pt"/>
    </style:style>
    <style:style style:name="T9" style:family="text">
      <style:text-properties fo:color="#000000" style:text-position="sub 58%" style:font-name="Times New Roman" fo:font-weight="normal" style:font-name-asian="Times New Roman" style:font-weight-asian="normal" style:font-name-complex="Times New Roman" style:font-weight-complex="normal"/>
    </style:style>
    <style:style style:name="T10" style:family="text">
      <style:text-properties fo:color="#000000" style:font-name="Liberation Sans" style:font-name-asian="DejaVu Sans" style:font-name-complex="DejaVu Sans"/>
    </style:style>
    <style:style style:name="T11" style:family="text">
      <style:text-properties fo:color="#000000" style:font-name="Liberation Sans" fo:font-size="10pt" style:font-name-asian="DejaVu Sans" style:font-size-asian="10pt" style:font-name-complex="DejaVu Sans" style:font-size-complex="10pt"/>
    </style:style>
    <style:style style:name="T12" style:family="text">
      <style:text-properties fo:color="#000000" style:font-name="Liberation Sans" fo:font-size="11.8000001907349pt" style:font-name-asian="DejaVu Sans" style:font-size-asian="11.8000001907349pt" style:font-name-complex="DejaVu Sans" style:font-size-complex="11.8000001907349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style:font-name="Times New Roman1" style:font-name-asian="Times New Roman1" style:font-name-complex="Times New Roman1"/>
    </style:style>
    <style:style style:name="T16"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7" style:family="text">
      <style:text-properties style:font-name="Times New Roman1" fo:font-size="10pt" style:font-name-asian="Times New Roman1" style:font-size-asian="10pt" style:font-name-complex="Times New Roman1" style:font-size-complex="10pt"/>
    </style:style>
    <style:style style:name="T18" style:family="text">
      <style:text-properties style:font-name="CMMI7" fo:font-size="7pt" fo:font-style="italic" style:font-name-asian="CMMI7" style:font-size-asian="7pt" style:font-style-asian="italic" style:font-name-complex="CMMI7" style:font-size-complex="7pt" style:font-style-complex="italic"/>
    </style:style>
    <style:style style:name="T19" style:family="text">
      <style:text-properties style:font-name="CMR10" style:font-name-asian="CMR10" style:font-name-complex="CMR10"/>
    </style:style>
    <style:style style:name="T20" style:family="text">
      <style:text-properties style:font-name="CMR10" fo:font-size="10pt" style:font-name-asian="CMR10" style:font-size-asian="10pt" style:font-name-complex="CMR10" style:font-size-complex="10pt"/>
    </style:style>
    <style:style style:name="T21" style:family="text">
      <style:text-properties style:font-name="CMSY10" fo:font-size="10pt" fo:font-style="italic" style:font-name-asian="CMSY10" style:font-size-asian="10pt" style:font-style-asian="italic" style:font-name-complex="CMSY10" style:font-size-complex="10pt" style:font-style-complex="italic"/>
    </style:style>
    <style:style style:name="T22" style:family="text">
      <style:text-properties style:font-name="CMMI10" fo:font-size="10pt" fo:font-style="italic" style:font-name-asian="CMMI10" style:font-size-asian="10pt" style:font-style-asian="italic" style:font-name-complex="CMMI10" style:font-size-complex="10pt" style:font-style-complex="italic"/>
    </style:style>
    <style:style style:name="T23" style:family="text">
      <style:text-properties style:font-name="CMR7" fo:font-size="7pt" style:font-name-asian="CMR7" style:font-size-asian="7pt" style:font-name-complex="CMR7" style:font-size-complex="7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8" text:anchor-type="page" text:anchor-page-number="7" svg:x="2.563cm" svg:y="19.235cm" svg:width="10.583cm" svg:height="8.705cm" draw:z-index="14">
        <draw:image xlink:href="http://upload.wikimedia.org/wikipedia/commons/thumb/7/75/FrentePareto.svg/400px-FrentePareto.svg.png" xlink:type="simple" xlink:show="embed" xlink:actuate="onLoad"/>
      </draw:frame>
      <text:p text:style-name="P3"/>
      <text:p text:style-name="P3"/>
      <text:p text:style-name="P3">Optimización de carteras de inversión mediante NSGAII. </text:p>
      <text:p text:style-name="P2"/>
      <text:p text:style-name="P2">Diseño de operadores.</text:p>
      <text:p text:style-name="P2"/>
      <text:p text:style-name="P2"/>
      <text:p text:style-name="P2">P.F.C. I.T.I.G.</text:p>
      <text:p text:style-name="P2"/>
      <text:p text:style-name="P2"/>
      <text:p text:style-name="P2"/>
      <text:p text:style-name="P2"/>
      <text:p text:style-name="P2"/>
      <text:p text:style-name="P2"/>
      <text:p text:style-name="P4">Alumno.: Daniel Glez. Gamonal</text:p>
      <text:p text:style-name="P4">Tutor.: David Quintana Montero</text:p>
      <text:p text:style-name="P4"/>
      <text:p text:style-name="P4">2013</text:p>
      <text:p text:style-name="P10"/>
      <text:h text:style-name="Heading_20_1" text:outline-level="1">Resumen.</text:h>
      <text:p text:style-name="P5"/>
      <text:p text:style-name="P5"><text:s text:c="5"/>En el presente proyecto se muestra la aplicación del <text:s/>algoritmo genético multiobjetivo NSGAII al problema de la optimización de carteras de inversión. En el documento, se hace una introducción tanto a la naturaleza de los problemas de optimización, como a la Teoría de Carteras de inversión y los algoritmos genéticos multiobjetivo. </text:p>
      <text:p text:style-name="P5"/>
      <text:p text:style-name="P5"><text:tab/>La finalidad es la resolución del siguiente problema: encontrar la cantidad idónea a invertir en cada una de las acciones de una cartera, atendiendo a objetivos de rendimiento y riesgo, evaluando la importancia de los operadores de cruce y mutación escogidos en la calidad de la solución obtenida. </text:p>
      <text:p text:style-name="P5"/>
      <text:h text:style-name="P28" text:outline-level="1">Indice.</text:h>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Resumen.<text:tab/>2</text:p>
          <text:p text:style-name="P11">Indice.<text:tab/>3</text:p>
          <text:p text:style-name="P11">1. Introducción.<text:tab/>4</text:p>
          <text:p text:style-name="P11">2. Breve descripción del problema y esbozo de la solución.<text:tab/>4</text:p>
          <text:p text:style-name="P11">3. Aproximación al problema.<text:tab/>5</text:p>
          <text:p text:style-name="P11">4. Planteamiento de la solución.<text:tab/>7</text:p>
          <text:p text:style-name="P12">4.1 Frente de Pareto.<text:tab/>7</text:p>
          <text:p text:style-name="P12">4.2 Algoritmos genéticos.<text:tab/>8</text:p>
          <text:p text:style-name="P13">4.2.1 NSGA-II<text:tab/>9</text:p>
        </text:index-body>
      </text:table-of-content>
      <text:p text:style-name="Text_20_body"/>
      <text:p text:style-name="P10"/>
      <text:h text:style-name="Heading_20_1" text:outline-level="1">1. Introducción.</text:h>
      <text:p text:style-name="P5"/>
      <text:p text:style-name="P5"><text:tab/>Este proyecto tiene como objetivo evaluar la importancia del diseño y selección de los operadores de cruce y mutación en el resultado de la aplicación del algoritmo NSGA II al problema de la optimización de carteras de inversión.</text:p>
      <text:p text:style-name="P5"/>
      <text:p text:style-name="P5"><text:tab/>En esta introducción se pretenden exponer los conceptos fundamentales sobre algoritmos genéticos y una breve explicación del problema de optimización de carteras de inversión, para hacer este documento lo mas autocontenido posible.</text:p>
      <text:p text:style-name="P5"/>
      <text:p text:style-name="P5"/>
      <text:h text:style-name="Heading_20_1" text:outline-level="1">2. Breve descripción del problema y esbozo de la solución.</text:h>
      <text:p text:style-name="P5"/>
      <text:p text:style-name="P5"><text:tab/> <text:s text:c="4"/>Las carteras de inversión se componen de un conjunto de activos financieros o valores , cada uno de los cuales tiene un riesgo y una rentabilidad. Estos elementos, considerados en conjunto, ofrecen la posibilidad de obtener mejores relaciones rentabilidad/riesgo a las logradas invirtiendo en instrumentos financieros de forma individual . Esto es lo que se conoce como diversificación, la diversificación disminuye el riesgo, incluso aunque la correlación de dos valores no sea negativa.</text:p>
      <text:p text:style-name="P5"/>
      <text:p text:style-name="P5"><text:s text:c="4"/><text:tab/>La optimización multiobjetivo intenta resolver problemas con más de un objetivo, aunque esos objetivos sean mutuamente contraproducentes (e.g. potencia vs. consumo, o rentabilidad vs. riesgo en el problema que nos ocupa). En este tipo de problemas, lo mas probable es que no exista una solución única capaz de optimizar simultáneamente todos los objetivos, sino que la búsqueda produce un conjunto de soluciones que obtienen los mejores valores posibles dada la dependencia de unos objetivos con otros, este conjunto de soluciones se conoce como el frente de Pareto. Se dará una definición matemática de este concepto mas adelante.</text:p>
      <text:p text:style-name="P5"/>
      <text:p text:style-name="P5"/>
      <text:h text:style-name="P30" text:outline-level="2"/>
      <text:h text:style-name="P28" text:outline-level="1">3. Aproximación al problema.</text:h>
      <text:p text:style-name="P5"/>
      <text:p text:style-name="P5"><text:tab/>Se asumirá el modelo propuesto por Harry Markovitz en “Modern Portfolio Theory”, en el cual se asume que los inversores tratan de minimizar el riesgo de sus inversiones, y que la rentabilidad y el riesgo de sus carteras se puede modelar según:</text:p>
      <text:p text:style-name="P5"/>
      <text:list xml:id="list7453320036043423253" text:style-name="L1">
        <text:list-item>
          <text:p text:style-name="P16">Rentabilidad:</text:p>
        </text:list-item>
      </text:list>
      <text:p text:style-name="P5"><draw:frame draw:style-name="fr2" draw:name="graphics1" text:anchor-type="paragraph" svg:x="5.854cm" svg:y="0.118cm" svg:width="4.763cm" svg:height="1.138cm" draw:z-index="6"><draw:image xlink:href="Pictures/10000200000000B40000002B8AB5AAD4.png" xlink:type="simple" xlink:show="embed" xlink:actuate="onLoad"/></draw:frame><text:tab/></text:p>
      <text:p text:style-name="P5"/>
      <text:p text:style-name="P5"/>
      <text:p text:style-name="P7"><text:span text:style-name="T1"><text:tab/>Es decir, la rentabilidad de la cartera, R</text:span><text:span text:style-name="T2">p</text:span><text:span text:style-name="T3">, es el sumatorio de las rentabilidades de cada uno de los activos, R</text:span><text:span text:style-name="T2">i, </text:span><text:span text:style-name="T3">multiplicado por su peso relativo, w</text:span><text:span text:style-name="T2">i</text:span><text:span text:style-name="T3">, respecto al total de los activos que la componen.</text:span></text:p>
      <text:p text:style-name="P8"/>
      <text:p text:style-name="P8"/>
      <text:list xml:id="list1544857692623972518" text:style-name="L2">
        <text:list-item>
          <text:p text:style-name="P17">Riesgo (Varianza):</text:p>
        </text:list-item>
      </text:list>
      <text:p text:style-name="P5"><draw:frame draw:style-name="fr2" draw:name="graphics2" text:anchor-type="paragraph" svg:x="5.881cm" svg:y="0.157cm" svg:width="5.239cm" svg:height="1.085cm" draw:z-index="0"><draw:image xlink:href="Pictures/10000200000000C600000029F0092DA2.png" xlink:type="simple" xlink:show="embed" xlink:actuate="onLoad"/></draw:frame></text:p>
      <text:p text:style-name="P5"/>
      <text:p text:style-name="P5"/>
      <text:p text:style-name="P7"><text:span text:style-name="T1"><text:tab/>Donde </text:span><text:span text:style-name="T1"><draw:frame draw:style-name="fr6" draw:name="Object1" text:anchor-type="as-char" svg:width="0.572cm" svg:height="0.529cm" draw:z-index="1"><draw:object xlink:href="./Object 1" xlink:type="simple" xlink:show="embed" xlink:actuate="onLoad"/><draw:image xlink:href="./ObjectReplacements/Object 1" xlink:type="simple" xlink:show="embed" xlink:actuate="onLoad"/></draw:frame></text:span><text:span text:style-name="T1">es la desviación típica del activo i y </text:span><text:span text:style-name="T1"><draw:frame draw:style-name="fr6" draw:name="Object2" text:anchor-type="as-char" svg:width="0.591cm" svg:height="0.529cm" draw:z-index="2"><draw:object xlink:href="./Object 2" xlink:type="simple" xlink:show="embed" xlink:actuate="onLoad"/><draw:image xlink:href="./ObjectReplacements/Object 2" xlink:type="simple" xlink:show="embed" xlink:actuate="onLoad"/></draw:frame></text:span><text:span text:style-name="T1">es el coeficiente de correlación entre los activos i y j. Dado por la expresión:</text:span></text:p>
      <text:p text:style-name="P5"><draw:frame draw:style-name="fr2" draw:name="graphics3" text:anchor-type="paragraph" svg:x="3.605cm" svg:y="0.423cm" svg:width="9.79cm" svg:height="1.217cm" draw:z-index="3"><draw:image xlink:href="Pictures/10000200000001720000002EFFDD27D8.png" xlink:type="simple" xlink:show="embed" xlink:actuate="onLoad"/></draw:frame></text:p>
      <text:p text:style-name="P5"/>
      <text:p text:style-name="P5"/>
      <text:p text:style-name="P5"/>
      <text:p text:style-name="P5"><text:tab/>Donde cov(X,Y) es:</text:p>
      <text:p text:style-name="P5"><draw:frame draw:style-name="fr2" draw:name="graphics4" text:anchor-type="paragraph" svg:x="2.826cm" svg:y="0.503cm" svg:width="11.351cm" svg:height="1.27cm" draw:z-index="4"><draw:image xlink:href="Pictures/10000200000001AD000000301E47AC15.png" xlink:type="simple" xlink:show="embed" xlink:actuate="onLoad"/></draw:frame></text:p>
      <text:p text:style-name="P5"/>
      <text:p text:style-name="P5"/>
      <text:p text:style-name="P5"/>
      <text:p text:style-name="P9">¿El operador * es multiplicación aquí o es otro?</text:p>
      <text:p text:style-name="P5"/>
      <text:p text:style-name="P5"><text:tab/>El factor de correlación será positivo si ambas acciones se mueven en el mismo sentido, y será negativo si las acciones se mueven en sentidos opuestos. Por otro lado, si las acciones no tienen ninguna relación entre sí, estará en torno a cero. </text:p>
      <text:p text:style-name="P5"/>
      <text:list xml:id="list3054235125361940060" text:style-name="L3">
        <text:list-header>
          <text:p text:style-name="P18"/>
        </text:list-header>
        <text:list-item>
          <text:p text:style-name="P18">Riesgo (Desviación típica):</text:p>
        </text:list-item>
      </text:list>
      <text:p text:style-name="P5"><draw:frame draw:style-name="fr3" draw:name="graphics5" text:anchor-type="paragraph" svg:width="2.17cm" svg:height="0.82cm" draw:z-index="5"><draw:image xlink:href="Pictures/10000200000000520000001F9DBA17F5.png" xlink:type="simple" xlink:show="embed" xlink:actuate="onLoad"/></draw:frame></text:p>
      <text:p text:style-name="P5"/>
      <text:p text:style-name="P5"/>
      <text:p text:style-name="P7"><text:span text:style-name="T1"><text:tab/>Como vemos, este modelo asume que la valoración de los activos sigue una </text:span><text:soft-page-break/><text:span text:style-name="T1">distribución normal y define el riesgo como la desviación típica, ademas de la racionalidad del inversor y la eficiencia del mercado (que establece que los mercados tienen toda la información disponible sobre los activos y los valoran de acuerdo a esta información de modo instantáneo). Existen criticas fundadas sobre todos y cada uno de estos supuestos, pero el modelo es razonablemente bueno para nuestros propósitos de experimentación.</text:span></text:p>
      <text:p text:style-name="P5"/>
      <text:p text:style-name="P7"><text:span text:style-name="T1"><text:tab/></text:span><text:span text:style-name="T1"> <text:s text:c="3"/>El problema, tal y como fue planteado inicialmente por Markowitz, se puede resolver mediante programación cuadrática (aquél problema que contiene una función objetivo cuadrática y restricciones lineales), pero e</text:span><text:span text:style-name="T1">xisten adicionalmente, restricciones importantes que podemos querer satisfacer por motivos prácticos, como son:</text:span></text:p>
      <text:p text:style-name="P5"/>
      <text:list xml:id="list2969721423356532906" text:style-name="L4">
        <text:list-item>
          <text:p text:style-name="P19">Las cotas máximas y mínimas de inversión por activo (para evitar invertir una cantidad muy pequeña en la que la comisión anularía el posible rendimiento del activo o para no tener todo el peso de la cartera en un único valor).</text:p>
          <text:p text:style-name="P19"/>
        </text:list-item>
        <text:list-item>
          <text:p text:style-name="P19">El nº máximo y mínimo de activos que incluye una cartera, aunque esta relacionado con la anterior.</text:p>
        </text:list-item>
      </text:list>
      <text:p text:style-name="P5"/>
      <text:p text:style-name="P7"><text:span text:style-name="T1"><text:tab/></text:span><text:span text:style-name="T1">Estas restricciones determinan en buena parte la elección del método de solución del problema, como veremos a continuación.</text:span></text:p>
      <text:p text:style-name="P5"/>
      <text:h text:style-name="P31" text:outline-level="2"/>
      <text:h text:style-name="P29" text:outline-level="1">4. Planteamiento de la solución.</text:h>
      <text:p text:style-name="P5"/>
      <text:p text:style-name="P5"><text:tab/>Con los datos de activos reales caracterizados bajo el modelo MPT de Markovitz, podemos tratar de establecer el método que nos permita obtener la solución de nuestro problema, las carteras con los mejores pares rentabilidad/riesgo.</text:p>
      <text:p text:style-name="P5"/>
      <text:p text:style-name="P7"><text:span text:style-name="T1"><text:tab/></text:span><text:span text:style-name="T1">Como podemos observar, nos encontramos ante un problema de optimización multiobjetivo, hemos de encontrar las mejores soluciones entre un conjunto de ellas.</text:span></text:p>
      <text:p text:style-name="P5"/>
      <text:p text:style-name="P7"><text:span text:style-name="T1"><text:tab/>El método propuesto en este proyecto son los algoritmos genéticos multiobjetivo, ya que permiten encontrar soluciones en espacios de búsqueda con restricciones no lineales y heterogéneos (e.g. soluciones compuestas por valores continuos y discretos) ya que c</text:span><text:span text:style-name="T6">uando el modelo incluye restricciones de número máximo de activos en la cartera, el problema se vuelve de tipo entero mixto no-lineal y los algoritmos clásicos ya no son capaces de encontrar el valor óptimo de la solución del problema.</text:span></text:p>
      <text:p text:style-name="P21"/>
      <text:p text:style-name="P21"/>
      <text:h text:style-name="P32" text:outline-level="2">4.1 Frente de Pareto.</text:h>
      <text:p text:style-name="P5"/>
      <text:p text:style-name="P7"><text:span text:style-name="T1"><text:tab/></text:span><text:span text:style-name="T5">Los algoritmos de optimización multiobjetivo, permiten encontrar el conjunto de soluciones denominado óptimo de Pareto. </text:span></text:p>
      <text:p text:style-name="P22"/>
      <text:p text:style-name="P22">Definición en lenguaje llano:</text:p>
      <text:p text:style-name="P22"/>
      <text:p text:style-name="P6"><text:span text:style-name="T7"><text:tab/>Sea P un problema de optimización múlti-objetivo. Se dice entonces que una solución S</text:span><text:span text:style-name="T9">1</text:span><text:span text:style-name="T7"> es pareto-óptima cuando no existe otra solución S</text:span><text:span text:style-name="T9">2</text:span><text:span text:style-name="T7"> tal que mejore en un objetivo sin empeorar ninguno de los otros.</text:span></text:p>
      <text:p text:style-name="P22"/>
      <text:p text:style-name="P22"><text:tab/>La solución <text:s/>al problema de optimización multiobjetivo no será única, estará formada por el conjunto de todos los vectores no dominados, denominado frente de Pareto.</text:p>
      <text:p text:style-name="P22"><text:s/></text:p>
      <text:p text:style-name="P25">Definido formalmente:</text:p>
      <text:p text:style-name="P23"/>
      <text:p text:style-name="P7"><text:span text:style-name="T4"><text:tab/>Dominancia de Pareto (para un problema de minimización), dado un vector <text:s/></text:span><text:span text:style-name="T4"><draw:frame draw:style-name="fr4" draw:name="gráficos1" text:anchor-type="as-char" svg:width="3.651cm" svg:height="0.556cm" draw:z-index="7"><draw:image xlink:href="http://upload.wikimedia.org/math/2/a/1/2a1edeb6c954686a6c86cf2f69a4cfea.png" xlink:type="simple" xlink:show="embed" xlink:actuate="onLoad"/></draw:frame></text:span><text:span text:style-name="T4"> , se dice que domina a otro vector </text:span><text:span text:style-name="T4"><draw:frame draw:style-name="fr4" draw:name="gráficos2" text:anchor-type="as-char" svg:width="3.572cm" svg:height="0.556cm" draw:z-index="8"><draw:image xlink:href="http://upload.wikimedia.org/math/5/4/c/54c6532ac2accaf16c098703452b0a7c.png" xlink:type="simple" xlink:show="embed" xlink:actuate="onLoad"/></draw:frame></text:span><text:span text:style-name="T4"> <text:s/>si y sólo si:</text:span></text:p>
      <text:p text:style-name="P23"/>
      <text:p text:style-name="P5"><text:s text:c="15"/><draw:frame draw:style-name="fr5" draw:name="gráficos3" text:anchor-type="as-char" svg:width="12.356cm" svg:height="0.529cm" draw:z-index="9"><draw:image xlink:href="http://upload.wikimedia.org/math/5/8/a/58a77154c1b23018456619a253b919b0.png" xlink:type="simple" xlink:show="embed" xlink:actuate="onLoad"/></draw:frame> </text:p>
      <text:p text:style-name="P5"/>
      <text:p text:style-name="P7"><text:span text:style-name="T1"><text:tab/>Optimalidad de Pareto: Una solución </text:span><draw:frame draw:style-name="fr4" draw:name="gráficos4" text:anchor-type="as-char" svg:width="0.503cm" svg:height="0.45cm" draw:z-index="10"><draw:image xlink:href="http://upload.wikimedia.org/math/3/b/5/3b5b5f62c0ebe3c0a225a9609d89bfc4.png" xlink:type="simple" xlink:show="embed" xlink:actuate="onLoad"/></draw:frame> <text:span text:style-name="T1"><text:s/>se dice que es Pareto-óptima si y sólo si no existe otro vector </text:span><text:span text:style-name="T1"><draw:frame draw:style-name="fr4" draw:name="gráficos5" text:anchor-type="as-char" svg:width="0.318cm" svg:height="0.291cm" draw:z-index="11"><draw:image xlink:href="http://upload.wikimedia.org/math/3/c/6/3c66d9170d4c3fb75456e1a9fc6ead37.png" xlink:type="simple" xlink:show="embed" xlink:actuate="onLoad"/></draw:frame></text:span><text:span text:style-name="T1"> <text:s/>tal que </text:span><text:span text:style-name="T1"><draw:frame draw:style-name="fr4" draw:name="gráficos6" text:anchor-type="as-char" svg:width="5.054cm" svg:height="0.556cm" draw:z-index="12"><draw:image xlink:href="http://upload.wikimedia.org/math/0/a/4/0a45a2a1cf51fe953118195447ada81a.png" xlink:type="simple" xlink:show="embed" xlink:actuate="onLoad"/></draw:frame></text:span><text:span text:style-name="T1"> <text:s/>domine a </text:span><text:span text:style-name="T1"><draw:frame draw:style-name="fr4" draw:name="gráficos7" text:anchor-type="as-char" svg:width="5.371cm" svg:height="0.556cm" draw:z-index="13"><draw:image xlink:href="http://upload.wikimedia.org/math/e/9/9/e996dd0853ac0306ade1d2a0e11e21ac.png" xlink:type="simple" xlink:show="embed" xlink:actuate="onLoad"/></draw:frame></text:span><text:span text:style-name="T1">.</text:span></text:p>
      <text:p text:style-name="P5"/>
      <text:p text:style-name="P6"><text:tab/>Resulta imposible determinar de manera analítica la expresión matemática que corresponde al frente de Pareto de un problema arbitrario. Aproximar dicho frente es precisamente el objetivo principal de la optimización de los algoritmos de optimización multiobjetivo.</text:p>
      <text:p text:style-name="P6"/>
      <text:p text:style-name="P6"><text:tab/>Las diversas técnicas existentes para obtener el frente de Pareto se pueden clasificar en tres categorías: enumerativas, deterministas y estocásticas (no deterministas). Los algoritmos genéticos pertenecen a esta última categoría y no garantizan la obtención de la solución óptima, pero ofrecen soluciones aceptables para un amplio rango de problemas de optimización en los que los métodos deterministas encuentran dificultades.</text:p>
      <text:p text:style-name="P6"/>
      <text:p text:style-name="P6"/>
      <text:h text:style-name="Heading_20_2" text:outline-level="2">4.2 Algoritmos genéticos.</text:h>
      <text:p text:style-name="P6"/>
      <text:p text:style-name="P6"><text:tab/>Los algoritmos genéticos son una heurística de búsqueda que imita el proceso de la evolución natural, pertenecen a la clase de los algoritmos evolutivos dentro de la familia de la computación evolutiva.</text:p>
      <text:p text:style-name="P6"/>
      <text:p text:style-name="P6"><text:tab/>Se basan en aplicar técnicas inspiradas en la evolución, tales como la herencia (cruce), mutación y selección. El proceso general es el siguiente:</text:p>
      <text:p text:style-name="P6"/>
      <text:list xml:id="list150176760119321615" text:style-name="L5">
        <text:list-item>
          <text:p text:style-name="P20">Se crea una población inicial aleatoria de soluciones candidatas (individuos).</text:p>
        </text:list-item>
        <text:list-item>
          <text:p text:style-name="P20">Se iteran sucesivas generaciones, para que la población evolucione a la solución, esto se realiza mediante:</text:p>
          <text:list>
            <text:list-item>
              <text:p text:style-name="P20">Selección: se evalúan (mediante una función de ajuste) los individuos de la población y se escogen los que representan las mejores soluciones para continuar con el proceso.</text:p>
            </text:list-item>
            <text:list-item>
              <text:p text:style-name="P20">Cruce: se cruzan los (no necesariamente dos) individuos <text:soft-page-break/>seleccionados para que transmitan sus caracteres a sus descendientes.</text:p>
            </text:list-item>
            <text:list-item>
              <text:p text:style-name="P20">Elitismo, el/los <text:span text:style-name="T13">n</text:span> mejores individuos se conservan para la siguiente población sin ningún tipo de modificación.</text:p>
            </text:list-item>
            <text:list-item>
              <text:p text:style-name="P20">Mutación, se introducen cambios aleatorios en los descendientes.</text:p>
            </text:list-item>
          </text:list>
        </text:list-item>
      </text:list>
      <text:p text:style-name="P6"/>
      <text:p text:style-name="P6"><text:tab/>Este proceso se repite hasta un máximo de iteraciones o una aproximación satisfactoria a la solución buscada. Aunque los principales operadores son el cruce y la mutación, es posible la convergencia a la solución solamente mediante mutación, y existen otros operadores menos usados tales como reagrupación, migración y colonización/extinción.</text:p>
      <text:p text:style-name="P6"/>
      <text:p text:style-name="P6"><text:tab/>La codificación de los individuos que representan las soluciones es idealmente binaria, pero son posibles otras representaciones. Existen además otros parametros usados por el algoritmo como pueden ser el tamaño de la población o la probabilidad de aplicar un cierto operador.</text:p>
      <text:p text:style-name="P6"/>
      <text:p text:style-name="P6"><text:tab/>Para el problema que nos ocupa, la codificación del cromosoma (individuo) sera simplemente un vector de valores reales en el que cada componente representara el peso del activo respecto del total de la cartera.</text:p>
      <text:p text:style-name="P6"/>
      <table:table table:name="Tabla1" table:style-name="Tabla1">
        <table:table-column table:style-name="Tabla1.A"/>
        <table:table-column table:style-name="Tabla1.B"/>
        <table:table-column table:style-name="Tabla1.C" table:number-columns-repeated="4"/>
        <table:table-column table:style-name="Tabla1.G"/>
        <table:table-column table:style-name="Tabla1.H"/>
        <table:table-column table:style-name="Tabla1.I"/>
        <table:table-row table:style-name="Tabla1.1">
          <table:table-cell table:style-name="Tabla1.A1" office:value-type="string">
            <text:p>0.25 </text:p>
          </table:table-cell>
          <table:table-cell table:style-name="Tabla1.A1" office:value-type="string">
            <text:p>0 </text:p>
          </table:table-cell>
          <table:table-cell table:style-name="Tabla1.A1" office:value-type="string">
            <text:p>0 </text:p>
          </table:table-cell>
          <table:table-cell table:style-name="Tabla1.A1" office:value-type="string">
            <text:p>0.3 </text:p>
          </table:table-cell>
          <table:table-cell table:style-name="Tabla1.A1" office:value-type="string">
            <text:p>0.1 </text:p>
          </table:table-cell>
          <table:table-cell table:style-name="Tabla1.A1" office:value-type="string">
            <text:p>0 </text:p>
          </table:table-cell>
          <table:table-cell table:style-name="Tabla1.A1" office:value-type="string">
            <text:p>0.15 </text:p>
          </table:table-cell>
          <table:table-cell table:style-name="Tabla1.A1" office:value-type="string">
            <text:p>0 </text:p>
          </table:table-cell>
          <table:table-cell table:style-name="Tabla1.A1" office:value-type="string">
            <text:p>0.2 </text:p>
          </table:table-cell>
        </table:table-row>
      </table:table>
      <text:p text:style-name="P6"/>
      <text:p text:style-name="P6"/>
      <text:h text:style-name="Heading_20_3" text:outline-level="3">4.2.1 NSGA-II</text:h>
      <text:p text:style-name="P6"/>
      <text:p text:style-name="P6"><text:tab/>El algoritmo genético escogido para la experimentación es NSGA-II del cual se presenta una pequeña introducción, ya que el objeto de la experimentación es únicamente comprobar la influencia del diseño de los operadores en la obtención de la solución, independientemente del algoritmo concreto utilizado.</text:p>
      <text:p text:style-name="P6"/>
      <text:p text:style-name="P6"><text:tab/>En 1994, N. Srinivas y Kalyanmoy Deb propusieron el NSGA (Nondominated Sorting Genetic Algorithm) que utiliza una idea de jerarquización de soluciones en base a la dominancia de Pareto propuesta por Goldberg, la cual se realiza por ondas o capas.</text:p>
      <text:p text:style-name="P6"/>
      <text:p text:style-name="P6"><text:tab/>La segunda versión de este algoritmo, llamada NSGA-II fue propuesta por Deb, Agrawal, Pratap y Meyarivan en el año 2000, con el fin de incorporar elitismo y reducir la complejidad del procedimiento de ordenación rápido por no dominancia de su antecesor (NSGA). Realiza una clasificación de la población por frentes. Los individuos que pertenecen al primer frente son los no dominados; los que pertenecen al segundo frente son los no dominados en ausencia de los del frente anterior, y así sucesivamente. A cada individuo se le asigna un rango equivalente a su nivel de no <text:soft-page-break/>dominancia. Los mejores individuos son aquellos que tienen rangos menores. También incorpora el cálculo de una distancia de masificación, como el operador utilizado para mantener la diversidad de la población. La selección es realizada mediante torneo binario, utilizando como criterio de comparación el operador de dominancia. Según este criterio, el torneo lo gana el individuo con menor rango. Si el rango es el mismo, el torneo lo gana aquel individuo que tenga menor distancia de masificación.</text:p>
      <text:p text:style-name="P6"><draw:frame draw:style-name="fr2" draw:name="gráficos9" text:anchor-type="paragraph" svg:x="1.236cm" svg:y="1.482cm" svg:width="14.527cm" svg:height="15.427cm" draw:z-index="15"><draw:image xlink:href="Pictures/1000000000000225000002475A273E17.png" xlink:type="simple" xlink:show="embed" xlink:actuate="onLoad"/></draw:frame></text:p>
      <text:p text:style-name="P6"/>
      <text:p text:style-name="P6"/>
      <text:p text:style-name="P6"/>
      <text:h text:style-name="P33" text:outline-level="3">4.2.2 Operadores.</text:h>
      <text:p text:style-name="Text_20_body"/>
      <text:p text:style-name="Text_20_body"><text:tab/>En esta sección se explicarán especialmente los operadores de cruce, sobre los que se realiza <text:s/>la comparativa, también se comentará brevemente el operador de mutación elegido y el proceso de reconstrucción (normalización y adecuación a las restricciones) de los cromosomas, aunque no es estrictamente un operador.</text:p>
      <text:p text:style-name="Text_20_body"/>
      <text:h text:style-name="Heading_20_4" text:outline-level="4">4.2.2.1 Operadores de cruce.</text:h>
      <text:p text:style-name="Text_20_body"/>
      <text:p text:style-name="Text_20_body"><text:tab/>Se han escogido tres operadores de cruce distintos presentes en el framework JMetal, para la experimentación con el juego de datos y modelo establecidos, para poder realizar una comparativa entre los mismos y tratar de inferir algunas de sus características y su adecuación al problema que nos ocupa. Procedemos a detallarlos a continuación.</text:p>
      <text:p text:style-name="Text_20_body"/>
      <text:h text:style-name="Heading_20_5" text:outline-level="5">4.2.2.1.1 BLX Alpha Crossover.</text:h>
      <text:p text:style-name="Text_20_body"/>
      <text:p text:style-name="Text_20_body"><draw:frame draw:style-name="fr2" draw:name="graphics6" text:anchor-type="paragraph" svg:x="0.669cm" svg:y="-0.069cm" svg:width="4.606cm" svg:height="4.076cm" draw:z-index="16"><draw:image xlink:href="Pictures/20000007000011FD00000FEC282AC12B.svm" xlink:type="simple" xlink:show="embed" xlink:actuate="onLoad"/></draw:frame><text:tab/>Este operador de cruce reinicia los valores del nuevo individuo dentro de un rango extendido dado por los padres:</text:p>
      <text:p text:style-name="P24"><text:span text:style-name="T22">w</text:span><text:span text:style-name="T17">’</text:span><text:span text:style-name="T18">ji </text:span><text:span text:style-name="T20">= </text:span><text:span text:style-name="T16">UniformRandomDouble </text:span><text:span text:style-name="T20">(</text:span><text:span text:style-name="T22">w</text:span><text:span text:style-name="T18">i,min </text:span><text:span text:style-name="T21">−</text:span><text:span text:style-name="T22">I </text:span><text:span text:style-name="T21">・ </text:span><text:span text:style-name="T22">α,w</text:span><text:span text:style-name="T18">i,max</text:span><text:span text:style-name="T20">+</text:span><text:span text:style-name="T22">I </text:span><text:span text:style-name="T21">・</text:span><text:span text:style-name="T22">α</text:span><text:span text:style-name="T20">)</text:span></text:p>
      <text:p text:style-name="Text_20_body">donde,</text:p>
      <text:p text:style-name="P24"><text:span text:style-name="T22">w</text:span><text:span text:style-name="T18">i,min </text:span><text:span text:style-name="T20">= </text:span><text:span text:style-name="T22">Min</text:span><text:span text:style-name="T20">(</text:span><text:span text:style-name="T22">w</text:span><text:span text:style-name="T23">1</text:span><text:span text:style-name="T18">i </text:span><text:span text:style-name="T22">, w</text:span><text:span text:style-name="T23">2</text:span><text:span text:style-name="T18">i </text:span><text:span text:style-name="T20">),</text:span><text:span text:style-name="T17"> </text:span><text:span text:style-name="T22">w</text:span><text:span text:style-name="T18">i,max </text:span><text:span text:style-name="T20">= </text:span><text:span text:style-name="T22">Max</text:span><text:span text:style-name="T20">(</text:span><text:span text:style-name="T22">w</text:span><text:span text:style-name="T23">1</text:span><text:span text:style-name="T18">i </text:span><text:span text:style-name="T22">, w</text:span><text:span text:style-name="T23">2</text:span><text:span text:style-name="T18">i </text:span><text:span text:style-name="T20">) e </text:span><text:span text:style-name="T22">I </text:span><text:span text:style-name="T20">= </text:span><text:span text:style-name="T22">w</text:span><text:span text:style-name="T18">i,max </text:span><text:span text:style-name="T21">− </text:span><text:span text:style-name="T22">w</text:span><text:span text:style-name="T18">i,min</text:span></text:p>
      <text:p text:style-name="Text_20_body"/>
      <text:p text:style-name="Text_20_body"/>
      <text:p text:style-name="Text_20_body"/>
      <text:h text:style-name="P34" text:outline-level="5"><text:span text:style-name="T10">4.2.2.1.2 Differential Evolution Crossover.</text:span></text:h>
      <text:p text:style-name="P27"><text:span text:style-name="T12"><text:tab/></text:span></text:p>
      <text:p text:style-name="P27"><text:span text:style-name="T12"><text:tab/></text:span><text:span text:style-name="T8">Este hay que enterarse bien como funciona.</text:span></text:p>
      <text:p text:style-name="P27"><text:span text:style-name="T8"/></text:p>
      <text:p text:style-name="P27"><text:span text:style-name="T8">4.2.2.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MI10" svg:font-family="CMMI10"/>
    <style:font-face style:name="CMR10" svg:font-family="CMR10"/>
    <style:font-face style:name="CMSY10" svg:font-family="CMSY10"/>
    <style:font-face style:name="OpenSymbol" svg:font-family="OpenSymbol"/>
    <style:font-face style:name="Times New Roman1" svg:font-family="'Times New Roman'" style:font-family-generic="roman"/>
    <style:font-face style:name="Times New Roman" svg:font-family="'Times New Roman', 'Times New Roman'" style:font-family-generic="roman"/>
    <style:font-face style:name="CMMI7" svg:font-family="CMMI7" style:font-family-generic="swiss"/>
    <style:font-face style:name="CMR7" svg:font-family="CMR7" style:font-family-generic="swiss"/>
    <style:font-face style:name="Cambria" svg:font-family="Cambria, Cambria"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 /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3-01-07T11:29:20</meta:creation-date>
    <dc:date>2013-04-23T17:56:47.64</dc:date>
    <meta:editing-duration>PT7H57M36S</meta:editing-duration>
    <meta:editing-cycles>9</meta:editing-cycles>
    <meta:generator>OpenOffice.org/3.4.1$Win32 OpenOffice.org_project/341m1$Build-9593</meta:generator>
    <meta:document-statistic meta:table-count="1" meta:image-count="15" meta:object-count="2" meta:page-count="11" meta:paragraph-count="97" meta:word-count="1869" meta:character-count="12042"/>
  </office:meta>
</office:document-meta>
</file>

<file path=Object 1/content.xml><?xml version="1.0" encoding="utf-8"?>
<math xmlns="http://www.w3.org/1998/Math/MathML">
  <semantics>
    <msub>
      <mo stretchy="false">σ</mo>
      <mi>i</mi>
    </msub>
    <annotation encoding="StarMath 5.0">%sigma_{i}</annotation>
  </semantics>
</math>
</file>

<file path=Object 2/content.xml><?xml version="1.0" encoding="utf-8"?>
<math xmlns="http://www.w3.org/1998/Math/MathML">
  <semantics>
    <msub>
      <mo stretchy="false">ρ</mo>
      <mi mathvariant="italic">ij</mi>
    </msub>
    <annotation encoding="StarMath 5.0">%rho_{ij}
</annotation>
  </semantics>
</math>
</file>